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25cm" fo:min-width="2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282cm" fo:min-width="0.032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2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5cm" fo:min-width="0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3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86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59cm"/>
      <style:paragraph-properties style:writing-mode="lr-tb"/>
    </style:style>
    <style:style style:name="gr9" style:family="graphic" style:parent-style-name="objectwithoutfill">
      <style:graphic-properties draw:fill="solid" draw:fill-color="#ffffff" draw:textarea-vertical-align="middle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2.85cm" fo:min-width="7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4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23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2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2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9.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cm" svg:height="5.5cm" svg:x="2.4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5cm" svg:height="0.75cm" svg:x="10.6cm" svg:y="4.043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0.75cm" svg:height="0.75cm" svg:x="20cm" svg:y="5.475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0.75cm" svg:height="0.75cm" svg:x="21.2cm" svg:y="4.043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1.309cm" svg:y1="4.684cm" svg:x2="20.641cm" svg:y2="5.584cm" draw:start-shape="id1" draw:start-glue-point="7" draw:end-shape="id2" draw:end-glue-point="11" svg:d="M21309 4684l-668 900" svg:viewBox="0 0 669 901">
          <text:p/>
        </draw:connector>
        <draw:frame draw:style-name="gr4" draw:text-style-name="P5" draw:layer="layout" svg:width="1.62cm" svg:height="0.806cm" svg:x="10.6cm" svg:y="2.725cm">
          <draw:text-box>
            <text:p><text:span text:style-name="T2">n = 1</text:span></text:p>
          </draw:text-box>
        </draw:frame>
        <draw:frame draw:style-name="gr4" draw:text-style-name="P5" draw:layer="layout" svg:width="1.62cm" svg:height="0.806cm" svg:x="18.7cm" svg:y="2.725cm">
          <draw:text-box>
            <text:p><text:span text:style-name="T2">n = 2</text:span></text:p>
          </draw:text-box>
        </draw:frame>
        <draw:custom-shape draw:style-name="gr2" draw:text-style-name="P3" xml:id="id3" draw:id="id3" draw:layer="layout" svg:width="0.75cm" svg:height="0.75cm" svg:x="15.55cm" svg:y="4.043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0.75cm" svg:height="0.75cm" svg:x="16.801cm" svg:y="5.47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6.191cm" svg:y1="4.684cm" svg:x2="16.91cm" svg:y2="5.584cm" draw:start-shape="id3" draw:start-glue-point="9" draw:end-shape="id4" draw:end-glue-point="5" svg:d="M16191 4684l719 900" svg:viewBox="0 0 720 901">
          <text:p/>
        </draw:connector>
        <draw:custom-shape draw:style-name="gr2" draw:text-style-name="P3" xml:id="id5" draw:id="id5" draw:layer="layout" svg:width="0.75cm" svg:height="0.75cm" svg:x="3.2cm" svg:y="11.41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0.75cm" svg:height="0.75cm" svg:x="4.3cm" svg:y="12.96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.841cm" svg:y1="12.053cm" svg:x2="4.409cm" svg:y2="13.071cm" draw:start-shape="id5" draw:start-glue-point="9" draw:end-shape="id6" draw:end-glue-point="5" svg:d="M3841 12053l568 1018" svg:viewBox="0 0 569 1019">
          <text:p/>
        </draw:connector>
        <draw:custom-shape draw:style-name="gr2" draw:text-style-name="P3" xml:id="id7" draw:id="id7" draw:layer="layout" svg:width="0.75cm" svg:height="0.75cm" svg:x="5.35cm" svg:y="14.587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4.941cm" svg:y1="13.603cm" svg:x2="5.459cm" svg:y2="14.696cm" draw:start-shape="id6" draw:start-glue-point="9" draw:end-shape="id7" draw:end-glue-point="5" svg:d="M4941 13603l518 1093" svg:viewBox="0 0 519 1094">
          <text:p/>
        </draw:connector>
        <draw:custom-shape draw:style-name="gr2" draw:text-style-name="P3" xml:id="id8" draw:id="id8" draw:layer="layout" svg:width="0.75cm" svg:height="0.75cm" svg:x="9.85cm" svg:y="11.41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0.75cm" svg:height="0.75cm" svg:x="10.9cm" svg:y="12.96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491cm" svg:y1="12.053cm" svg:x2="11.009cm" svg:y2="13.071cm" draw:start-shape="id8" draw:start-glue-point="9" draw:end-shape="id9" draw:end-glue-point="5" svg:d="M10491 12053l518 1018" svg:viewBox="0 0 519 1019">
          <text:p/>
        </draw:connector>
        <draw:custom-shape draw:style-name="gr2" draw:text-style-name="P3" xml:id="id10" draw:id="id10" draw:layer="layout" svg:width="0.75cm" svg:height="0.75cm" svg:x="9.7cm" svg:y="14.587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341cm" svg:y1="14.696cm" svg:x2="11.009cm" svg:y2="13.603cm" draw:start-shape="id10" draw:start-glue-point="11" draw:end-shape="id9" draw:end-glue-point="7" svg:d="M10341 14696l668-1093" svg:viewBox="0 0 669 1094">
          <text:p/>
        </draw:connector>
        <draw:custom-shape draw:style-name="gr2" draw:text-style-name="P3" xml:id="id11" draw:id="id11" draw:layer="layout" svg:width="0.75cm" svg:height="0.75cm" svg:x="14.85cm" svg:y="11.41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0.75cm" svg:height="0.75cm" svg:x="16.1cm" svg:y="12.96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491cm" svg:y1="12.053cm" svg:x2="16.209cm" svg:y2="13.071cm" draw:start-shape="id11" draw:start-glue-point="9" draw:end-shape="id12" draw:end-glue-point="5" svg:d="M15491 12053l718 1018" svg:viewBox="0 0 719 1019">
          <text:p/>
        </draw:connector>
        <draw:custom-shape draw:style-name="gr2" draw:text-style-name="P3" xml:id="id13" draw:id="id13" draw:layer="layout" svg:width="0.75cm" svg:height="0.75cm" svg:x="13.45cm" svg:y="12.96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959cm" svg:y1="12.053cm" svg:x2="14.091cm" svg:y2="13.071cm" draw:start-shape="id11" draw:start-glue-point="7" draw:end-shape="id13" draw:end-glue-point="11" svg:d="M14959 12053l-868 1018" svg:viewBox="0 0 869 1019">
          <text:p/>
        </draw:connector>
        <draw:custom-shape draw:style-name="gr2" draw:text-style-name="P3" xml:id="id15" draw:id="id15" draw:layer="layout" svg:width="0.75cm" svg:height="0.75cm" svg:x="20.4cm" svg:y="11.41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4" draw:id="id14" draw:layer="layout" svg:width="0.75cm" svg:height="0.75cm" svg:x="19.45cm" svg:y="12.962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0.75cm" svg:height="0.75cm" svg:x="18.35cm" svg:y="14.587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091cm" svg:y1="13.071cm" svg:x2="20.509cm" svg:y2="12.053cm" draw:start-shape="id14" draw:start-glue-point="11" draw:end-shape="id15" draw:end-glue-point="7" svg:d="M20091 13071l418-1018" svg:viewBox="0 0 419 1019">
          <text:p/>
        </draw:connector>
        <draw:connector draw:style-name="gr3" draw:text-style-name="P4" draw:layer="layout" draw:type="line" svg:x1="18.991cm" svg:y1="14.696cm" svg:x2="19.559cm" svg:y2="13.603cm" draw:start-shape="id16" draw:start-glue-point="11" draw:end-shape="id14" draw:end-glue-point="7" svg:d="M18991 14696l568-1093" svg:viewBox="0 0 569 1094">
          <text:p/>
        </draw:connector>
        <draw:custom-shape draw:style-name="gr2" draw:text-style-name="P3" xml:id="id17" draw:id="id17" draw:layer="layout" svg:width="0.75cm" svg:height="0.75cm" svg:x="24.8cm" svg:y="11.41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0.75cm" svg:height="0.75cm" svg:x="24.75cm" svg:y="14.587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0.75cm" svg:height="0.75cm" svg:x="23.4cm" svg:y="12.96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4.909cm" svg:y1="12.053cm" svg:x2="24.041cm" svg:y2="13.071cm" draw:start-shape="id17" draw:start-glue-point="7" draw:end-shape="id18" draw:end-glue-point="11" svg:d="M24909 12053l-868 1018" svg:viewBox="0 0 869 1019">
          <text:p/>
        </draw:connector>
        <draw:connector draw:style-name="gr3" draw:text-style-name="P4" draw:layer="layout" draw:type="line" svg:x1="24.041cm" svg:y1="13.603cm" svg:x2="24.859cm" svg:y2="14.696cm" draw:start-shape="id18" draw:start-glue-point="9" draw:end-shape="id19" draw:end-glue-point="5" svg:d="M24041 13603l818 1093" svg:viewBox="0 0 819 1094">
          <text:p/>
        </draw:connector>
        <draw:frame draw:style-name="gr4" draw:text-style-name="P5" draw:layer="layout" svg:width="1.62cm" svg:height="0.806cm" svg:x="14.3cm" svg:y="9.8cm">
          <draw:text-box draw:corner-radius="2.3cm">
            <text:p><text:span text:style-name="T2">n = 3</text:span></text:p>
          </draw:text-box>
        </draw:frame>
        <draw:frame draw:style-name="gr6" draw:text-style-name="P5" draw:layer="layout" svg:width="5.861cm" svg:height="1.361cm" svg:x="4.38cm" svg:y="17.347cm">
          <draw:text-box draw:corner-radius="2.3cm">
            <text:p><text:span text:style-name="T2">i = 0</text:span></text:p>
            <text:p><text:span text:style-name="T2">l = 0 nodes <text:s text:c="2"/>r = 2 nodes</text:span></text:p>
          </draw:text-box>
        </draw:frame>
        <draw:frame draw:style-name="gr7" draw:text-style-name="P5" draw:layer="layout" svg:width="5.362cm" svg:height="1.361cm" svg:x="12.7cm" svg:y="17.347cm">
          <draw:text-box draw:corner-radius="2.3cm">
            <text:p><text:span text:style-name="T2">i = 1</text:span></text:p>
            <text:p><text:span text:style-name="T2">l = 1 node <text:s text:c="2"/>r = 1 node</text:span></text:p>
          </draw:text-box>
        </draw:frame>
        <draw:frame draw:style-name="gr6" draw:text-style-name="P5" draw:layer="layout" svg:width="5.861cm" svg:height="1.361cm" svg:x="19.545cm" svg:y="17.347cm">
          <draw:text-box draw:corner-radius="2.3cm">
            <text:p><text:span text:style-name="T2">i = 2</text:span></text:p>
            <text:p><text:span text:style-name="T2">l = 2 nodes <text:s text:c="2"/>r = 0 nodes</text:span></text:p>
          </draw:text-box>
        </draw:frame>
        <draw:frame draw:style-name="gr8" draw:text-style-name="P5" draw:layer="layout" svg:width="1.759cm" svg:height="0.806cm" svg:x="3.28cm" svg:y="2.794cm">
          <draw:text-box>
            <text:p><text:span text:style-name="T2">n = 0 </text:span></text:p>
          </draw:text-box>
        </draw:frame>
        <draw:line draw:style-name="gr9" draw:text-style-name="P6" draw:layer="layout" svg:x1="12.4cm" svg:y1="10.8cm" svg:x2="12.4cm" svg:y2="16.3cm">
          <text:p/>
        </draw:line>
        <draw:line draw:style-name="gr9" draw:text-style-name="P6" draw:layer="layout" svg:x1="17.9cm" svg:y1="10.8cm" svg:x2="17.9cm" svg:y2="16.3cm">
          <text:p/>
        </draw:line>
        <draw:custom-shape draw:style-name="gr10" draw:text-style-name="P7" draw:layer="layout" svg:width="7.7cm" svg:height="3.1cm" svg:x="15cm" svg:y="3.6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8.8cm" svg:y1="3.6cm" svg:x2="18.8cm" svg:y2="6.7cm">
          <text:p/>
        </draw:line>
        <draw:frame draw:style-name="gr11" draw:text-style-name="P5" draw:layer="layout" svg:width="3.69cm" svg:height="0.806cm" svg:x="2.8cm" svg:y="5.7cm">
          <draw:text-box>
            <text:p><text:span text:style-name="T2"><text:s/></text:span><text:span text:style-name="T2">catalan(0) = 1</text:span></text:p>
          </draw:text-box>
        </draw:frame>
        <draw:frame draw:style-name="gr12" draw:text-style-name="P5" draw:layer="layout" svg:width="2.847cm" svg:height="0.806cm" svg:x="2.841cm" svg:y="3.994cm">
          <draw:text-box>
            <text:p><text:span text:style-name="T2">empty tree</text:span></text:p>
          </draw:text-box>
        </draw:frame>
        <draw:frame draw:style-name="gr11" draw:text-style-name="P5" draw:layer="layout" svg:width="3.69cm" svg:height="0.806cm" svg:x="8.91cm" svg:y="5.6cm">
          <draw:text-box>
            <text:p><text:span text:style-name="T2"><text:s/></text:span><text:span text:style-name="T2">catalan(1) = 1</text:span></text:p>
          </draw:text-box>
        </draw:frame>
        <draw:frame draw:style-name="gr13" draw:text-style-name="P8" draw:layer="layout" svg:width="14.836cm" svg:height="0.962cm" svg:x="1.7cm" svg:y="1.6cm">
          <draw:text-box>
            <text:p>Number of unique binary search trees with n nodes</text:p>
          </draw:text-box>
        </draw:frame>
        <draw:frame draw:style-name="gr14" draw:text-style-name="P5" draw:layer="layout" svg:width="14.735cm" svg:height="0.806cm" svg:x="13.51cm" svg:y="8.6cm">
          <draw:text-box>
            <text:p><text:span text:style-name="T3"><text:s/></text:span><text:span text:style-name="T3">catalan(2) = <text:s/>catalan(0) * catalan(1) + catalan(1) *</text:span><text:span text:style-name="T2"> catalan(0) = 2</text:span></text:p>
          </draw:text-box>
        </draw:frame>
        <draw:frame draw:style-name="gr15" draw:text-style-name="P5" draw:layer="layout" svg:width="5.751cm" svg:height="1.361cm" svg:x="14.979cm" svg:y="7.1cm">
          <draw:text-box draw:corner-radius="2.3cm">
            <text:p><text:span text:style-name="T2">i = 0</text:span></text:p>
            <text:p><text:span text:style-name="T2">l = 0 nodes <text:s text:c="2"/>r = 1 node </text:span></text:p>
          </draw:text-box>
        </draw:frame>
        <draw:frame draw:style-name="gr16" draw:text-style-name="P5" draw:layer="layout" svg:width="5.777cm" svg:height="1.361cm" svg:x="21.149cm" svg:y="7.039cm">
          <draw:text-box draw:corner-radius="2.3cm">
            <text:p><text:span text:style-name="T2">i = 1</text:span></text:p>
            <text:p><text:span text:style-name="T2">l = 1 node <text:s text:c="2"/>r = 0 node </text:span></text:p>
          </draw:text-box>
        </draw:frame>
        <draw:frame draw:style-name="gr17" draw:text-style-name="P5" draw:layer="layout" svg:width="20.2cm" svg:height="0.806cm" svg:x="4.9cm" svg:y="18.794cm">
          <draw:text-box>
            <text:p><text:span text:style-name="T3"><text:s/></text:span><text:span text:style-name="T3">catalan(3) = <text:s/>catalan(0) * catalan(2) + catalan(1) * catalan(1) + catalan(2) * catalan(0)</text:span><text:span text:style-name="T2">= 5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24T18:48:43.692000000</meta:creation-date>
    <dc:date>2021-05-11T12:35:36.431000000</dc:date>
    <meta:editing-duration>PT1H56M40S</meta:editing-duration>
    <meta:editing-cycles>13</meta:editing-cycles>
    <meta:generator>LibreOffice/7.0.0.3$Windows_X86_64 LibreOffice_project/8061b3e9204bef6b321a21033174034a5e2ea88e</meta:generator>
    <meta:document-statistic meta:object-count="52"/>
  </office:meta>
</office:document-meta>
</file>